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18CB11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92cm, 6.756cm, 14.5cm, 1.14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cm" svg:height="21.599cm" svg:x="0.992cm" svg:y="2.292cm">
          <draw:image xlink:href="Pictures/10000000000005E8000007E0918CB11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3:35.760860100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